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51cm" fo:margin-left="0cm" table:align="left"/>
    </style:style>
    <style:style style:name="Tabelle1.A" style:family="table-column">
      <style:table-column-properties style:column-width="5.362cm"/>
    </style:style>
    <style:style style:name="Tabelle1.B" style:family="table-column">
      <style:table-column-properties style:column-width="10.989cm"/>
    </style:style>
    <style:style style:name="Tabelle1.1" style:family="table-row">
      <style:table-row-properties style:min-row-height="0.065cm" style:use-optimal-row-height="false"/>
    </style:style>
    <style:style style:name="Tabelle1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.2" style:family="table-row">
      <style:table-row-properties style:min-row-height="0.056cm" style:use-optimal-row-height="false"/>
    </style:style>
    <style:style style:name="Tabelle1.3" style:family="table-row">
      <style:table-row-properties style:min-row-height="0.049cm" style:use-optimal-row-height="false"/>
    </style:style>
    <style:style style:name="Tabelle1.4" style:family="table-row">
      <style:table-row-properties style:min-row-height="2.252cm" style:use-optimal-row-height="false"/>
    </style:style>
    <style:style style:name="Tabelle1.5" style:family="table-row">
      <style:table-row-properties style:min-row-height="1.621cm" style:use-optimal-row-height="false"/>
    </style:style>
    <style:style style:name="Tabelle2" style:family="table">
      <style:table-properties style:width="16.351cm" fo:margin-left="0cm" table:align="left"/>
    </style:style>
    <style:style style:name="Tabelle2.A" style:family="table-column">
      <style:table-column-properties style:column-width="5.362cm"/>
    </style:style>
    <style:style style:name="Tabelle2.B" style:family="table-column">
      <style:table-column-properties style:column-width="10.989cm"/>
    </style:style>
    <style:style style:name="Tabelle2.1" style:family="table-row">
      <style:table-row-properties style:min-row-height="0.065cm" style:use-optimal-row-height="false"/>
    </style:style>
    <style:style style:name="Tabelle2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2.2" style:family="table-row">
      <style:table-row-properties style:min-row-height="0.056cm" style:use-optimal-row-height="false"/>
    </style:style>
    <style:style style:name="Tabelle2.3" style:family="table-row">
      <style:table-row-properties style:min-row-height="0.049cm" style:use-optimal-row-height="false"/>
    </style:style>
    <style:style style:name="Tabelle2.4" style:family="table-row">
      <style:table-row-properties style:min-row-height="2.252cm" style:use-optimal-row-height="false"/>
    </style:style>
    <style:style style:name="Tabelle2.5" style:family="table-row">
      <style:table-row-properties style:min-row-height="1.621cm" style:use-optimal-row-height="false"/>
    </style:style>
    <style:style style:name="Tabelle3" style:family="table">
      <style:table-properties style:width="16.351cm" fo:margin-left="0cm" table:align="left"/>
    </style:style>
    <style:style style:name="Tabelle3.A" style:family="table-column">
      <style:table-column-properties style:column-width="5.362cm"/>
    </style:style>
    <style:style style:name="Tabelle3.B" style:family="table-column">
      <style:table-column-properties style:column-width="10.989cm"/>
    </style:style>
    <style:style style:name="Tabelle3.1" style:family="table-row">
      <style:table-row-properties style:min-row-height="0.065cm" style:use-optimal-row-height="false"/>
    </style:style>
    <style:style style:name="Tabelle3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3.2" style:family="table-row">
      <style:table-row-properties style:min-row-height="0.056cm" style:use-optimal-row-height="false"/>
    </style:style>
    <style:style style:name="Tabelle3.3" style:family="table-row">
      <style:table-row-properties style:min-row-height="0.049cm" style:use-optimal-row-height="false"/>
    </style:style>
    <style:style style:name="Tabelle3.4" style:family="table-row">
      <style:table-row-properties style:min-row-height="1.436cm" style:use-optimal-row-height="false"/>
    </style:style>
    <style:style style:name="Tabelle3.5" style:family="table-row">
      <style:table-row-properties style:min-row-height="1.621cm" style:use-optimal-row-height="false"/>
    </style:style>
    <style:style style:name="Tabelle4" style:family="table">
      <style:table-properties style:width="16.351cm" fo:margin-left="0cm" table:align="left"/>
    </style:style>
    <style:style style:name="Tabelle4.A" style:family="table-column">
      <style:table-column-properties style:column-width="5.362cm"/>
    </style:style>
    <style:style style:name="Tabelle4.B" style:family="table-column">
      <style:table-column-properties style:column-width="10.989cm"/>
    </style:style>
    <style:style style:name="Tabelle4.1" style:family="table-row">
      <style:table-row-properties style:min-row-height="0.065cm" style:use-optimal-row-height="false"/>
    </style:style>
    <style:style style:name="Tabelle4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4.2" style:family="table-row">
      <style:table-row-properties style:min-row-height="0.056cm" style:use-optimal-row-height="false"/>
    </style:style>
    <style:style style:name="Tabelle4.3" style:family="table-row">
      <style:table-row-properties style:min-row-height="0.049cm" style:use-optimal-row-height="false"/>
    </style:style>
    <style:style style:name="Tabelle4.4" style:family="table-row">
      <style:table-row-properties style:min-row-height="1.503cm" style:use-optimal-row-height="false"/>
    </style:style>
    <style:style style:name="Tabelle4.5" style:family="table-row">
      <style:table-row-properties style:min-row-height="1.621cm" style:use-optimal-row-height="false"/>
    </style:style>
    <style:style style:name="Tabelle5" style:family="table">
      <style:table-properties style:width="16.351cm" fo:margin-left="0cm" table:align="left"/>
    </style:style>
    <style:style style:name="Tabelle5.A" style:family="table-column">
      <style:table-column-properties style:column-width="5.362cm"/>
    </style:style>
    <style:style style:name="Tabelle5.B" style:family="table-column">
      <style:table-column-properties style:column-width="10.989cm"/>
    </style:style>
    <style:style style:name="Tabelle5.1" style:family="table-row">
      <style:table-row-properties style:min-row-height="0.065cm" style:use-optimal-row-height="false"/>
    </style:style>
    <style:style style:name="Tabelle5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5.2" style:family="table-row">
      <style:table-row-properties style:min-row-height="0.056cm" style:use-optimal-row-height="false"/>
    </style:style>
    <style:style style:name="Tabelle5.3" style:family="table-row">
      <style:table-row-properties style:min-row-height="0.049cm" style:use-optimal-row-height="false"/>
    </style:style>
    <style:style style:name="Tabelle5.4" style:family="table-row">
      <style:table-row-properties style:min-row-height="1.503cm" style:use-optimal-row-height="false"/>
    </style:style>
    <style:style style:name="Tabelle5.5" style:family="table-row">
      <style:table-row-properties style:min-row-height="1.621cm" style:use-optimal-row-height="false"/>
    </style:style>
    <style:style style:name="Tabelle6" style:family="table">
      <style:table-properties style:width="16.351cm" fo:margin-left="0cm" table:align="left"/>
    </style:style>
    <style:style style:name="Tabelle6.A" style:family="table-column">
      <style:table-column-properties style:column-width="5.362cm"/>
    </style:style>
    <style:style style:name="Tabelle6.B" style:family="table-column">
      <style:table-column-properties style:column-width="10.989cm"/>
    </style:style>
    <style:style style:name="Tabelle6.1" style:family="table-row">
      <style:table-row-properties style:min-row-height="0.065cm" style:use-optimal-row-height="false"/>
    </style:style>
    <style:style style:name="Tabelle6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6.2" style:family="table-row">
      <style:table-row-properties style:min-row-height="0.056cm" style:use-optimal-row-height="false"/>
    </style:style>
    <style:style style:name="Tabelle6.3" style:family="table-row">
      <style:table-row-properties style:min-row-height="0.049cm" style:use-optimal-row-height="false"/>
    </style:style>
    <style:style style:name="Tabelle6.4" style:family="table-row">
      <style:table-row-properties style:min-row-height="1.503cm" style:use-optimal-row-height="false"/>
    </style:style>
    <style:style style:name="Tabelle6.5" style:family="table-row">
      <style:table-row-properties style:min-row-height="1.621cm" style:use-optimal-row-height="false"/>
    </style:style>
    <style:style style:name="Tabelle7" style:family="table">
      <style:table-properties style:width="16.351cm" fo:margin-left="0cm" table:align="left"/>
    </style:style>
    <style:style style:name="Tabelle7.A" style:family="table-column">
      <style:table-column-properties style:column-width="5.362cm"/>
    </style:style>
    <style:style style:name="Tabelle7.B" style:family="table-column">
      <style:table-column-properties style:column-width="10.989cm"/>
    </style:style>
    <style:style style:name="Tabelle7.1" style:family="table-row">
      <style:table-row-properties style:min-row-height="0.065cm" style:use-optimal-row-height="false"/>
    </style:style>
    <style:style style:name="Tabelle7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7.2" style:family="table-row">
      <style:table-row-properties style:min-row-height="0.056cm" style:use-optimal-row-height="false"/>
    </style:style>
    <style:style style:name="Tabelle7.3" style:family="table-row">
      <style:table-row-properties style:min-row-height="0.049cm" style:use-optimal-row-height="false"/>
    </style:style>
    <style:style style:name="Tabelle7.4" style:family="table-row">
      <style:table-row-properties style:min-row-height="1.503cm" style:use-optimal-row-height="false"/>
    </style:style>
    <style:style style:name="Tabelle7.5" style:family="table-row">
      <style:table-row-properties style:min-row-height="1.621cm" style:use-optimal-row-height="false"/>
    </style:style>
    <style:style style:name="Tabelle8" style:family="table">
      <style:table-properties style:width="16.351cm" fo:margin-left="0cm" table:align="left"/>
    </style:style>
    <style:style style:name="Tabelle8.A" style:family="table-column">
      <style:table-column-properties style:column-width="5.362cm"/>
    </style:style>
    <style:style style:name="Tabelle8.B" style:family="table-column">
      <style:table-column-properties style:column-width="10.989cm"/>
    </style:style>
    <style:style style:name="Tabelle8.1" style:family="table-row">
      <style:table-row-properties style:min-row-height="0.065cm" style:use-optimal-row-height="false"/>
    </style:style>
    <style:style style:name="Tabelle8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8.B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8.2" style:family="table-row">
      <style:table-row-properties style:min-row-height="0.056cm" style:use-optimal-row-height="false"/>
    </style:style>
    <style:style style:name="Tabelle8.3" style:family="table-row">
      <style:table-row-properties style:min-row-height="0.049cm" style:use-optimal-row-height="false"/>
    </style:style>
    <style:style style:name="Tabelle8.4" style:family="table-row">
      <style:table-row-properties style:min-row-height="1.503cm" style:use-optimal-row-height="false"/>
    </style:style>
    <style:style style:name="Tabelle8.5" style:family="table-row">
      <style:table-row-properties style:min-row-height="1.621cm" style:use-optimal-row-height="false"/>
    </style:style>
    <style:style style:name="Tabelle9" style:family="table">
      <style:table-properties style:width="16.351cm" fo:margin-left="0cm" table:align="left"/>
    </style:style>
    <style:style style:name="Tabelle9.A" style:family="table-column">
      <style:table-column-properties style:column-width="5.362cm"/>
    </style:style>
    <style:style style:name="Tabelle9.B" style:family="table-column">
      <style:table-column-properties style:column-width="10.989cm"/>
    </style:style>
    <style:style style:name="Tabelle9.1" style:family="table-row">
      <style:table-row-properties style:min-row-height="0.065cm" style:use-optimal-row-height="false"/>
    </style:style>
    <style:style style:name="Tabelle9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9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9.2" style:family="table-row">
      <style:table-row-properties style:min-row-height="0.056cm" style:use-optimal-row-height="false"/>
    </style:style>
    <style:style style:name="Tabelle9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9.3" style:family="table-row">
      <style:table-row-properties style:min-row-height="0.049cm" style:use-optimal-row-height="false"/>
    </style:style>
    <style:style style:name="Tabelle9.4" style:family="table-row">
      <style:table-row-properties style:min-row-height="1.503cm" style:use-optimal-row-height="false"/>
    </style:style>
    <style:style style:name="Tabelle9.5" style:family="table-row">
      <style:table-row-properties style:min-row-height="1.621cm" style:use-optimal-row-height="false"/>
    </style:style>
    <style:style style:name="Tabelle10" style:family="table">
      <style:table-properties style:width="16.351cm" fo:margin-left="0cm" table:align="left"/>
    </style:style>
    <style:style style:name="Tabelle10.A" style:family="table-column">
      <style:table-column-properties style:column-width="5.362cm"/>
    </style:style>
    <style:style style:name="Tabelle10.B" style:family="table-column">
      <style:table-column-properties style:column-width="10.989cm"/>
    </style:style>
    <style:style style:name="Tabelle10.1" style:family="table-row">
      <style:table-row-properties style:min-row-height="0.065cm" style:use-optimal-row-height="false"/>
    </style:style>
    <style:style style:name="Tabelle10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0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0.2" style:family="table-row">
      <style:table-row-properties style:min-row-height="0.056cm" style:use-optimal-row-height="false"/>
    </style:style>
    <style:style style:name="Tabelle10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0.3" style:family="table-row">
      <style:table-row-properties style:min-row-height="0.049cm" style:use-optimal-row-height="false"/>
    </style:style>
    <style:style style:name="Tabelle10.4" style:family="table-row">
      <style:table-row-properties style:min-row-height="1.503cm" style:use-optimal-row-height="false"/>
    </style:style>
    <style:style style:name="Tabelle10.5" style:family="table-row">
      <style:table-row-properties style:min-row-height="1.621cm" style:use-optimal-row-height="false"/>
    </style:style>
    <style:style style:name="Tabelle11" style:family="table">
      <style:table-properties style:width="16.351cm" fo:margin-left="0cm" table:align="left"/>
    </style:style>
    <style:style style:name="Tabelle11.A" style:family="table-column">
      <style:table-column-properties style:column-width="5.362cm"/>
    </style:style>
    <style:style style:name="Tabelle11.B" style:family="table-column">
      <style:table-column-properties style:column-width="10.989cm"/>
    </style:style>
    <style:style style:name="Tabelle11.1" style:family="table-row">
      <style:table-row-properties style:min-row-height="0.065cm" style:use-optimal-row-height="false"/>
    </style:style>
    <style:style style:name="Tabelle11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1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1.2" style:family="table-row">
      <style:table-row-properties style:min-row-height="0.056cm" style:use-optimal-row-height="false"/>
    </style:style>
    <style:style style:name="Tabelle11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1.3" style:family="table-row">
      <style:table-row-properties style:min-row-height="0.049cm" style:use-optimal-row-height="false"/>
    </style:style>
    <style:style style:name="Tabelle11.4" style:family="table-row">
      <style:table-row-properties style:min-row-height="1.503cm" style:use-optimal-row-height="false"/>
    </style:style>
    <style:style style:name="Tabelle11.5" style:family="table-row">
      <style:table-row-properties style:min-row-height="1.621cm" style:use-optimal-row-height="false"/>
    </style:style>
    <style:style style:name="Tabelle12" style:family="table">
      <style:table-properties style:width="16.351cm" fo:margin-left="0cm" table:align="left"/>
    </style:style>
    <style:style style:name="Tabelle12.A" style:family="table-column">
      <style:table-column-properties style:column-width="5.362cm"/>
    </style:style>
    <style:style style:name="Tabelle12.B" style:family="table-column">
      <style:table-column-properties style:column-width="10.989cm"/>
    </style:style>
    <style:style style:name="Tabelle12.1" style:family="table-row">
      <style:table-row-properties style:min-row-height="0.065cm" style:use-optimal-row-height="false"/>
    </style:style>
    <style:style style:name="Tabelle12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2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2.2" style:family="table-row">
      <style:table-row-properties style:min-row-height="0.056cm" style:use-optimal-row-height="false"/>
    </style:style>
    <style:style style:name="Tabelle12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2.3" style:family="table-row">
      <style:table-row-properties style:min-row-height="0.049cm" style:use-optimal-row-height="false"/>
    </style:style>
    <style:style style:name="Tabelle12.4" style:family="table-row">
      <style:table-row-properties style:min-row-height="1.503cm" style:use-optimal-row-height="false"/>
    </style:style>
    <style:style style:name="Tabelle12.5" style:family="table-row">
      <style:table-row-properties style:min-row-height="1.621cm" style:use-optimal-row-height="false"/>
    </style:style>
    <style:style style:name="Tabelle13" style:family="table">
      <style:table-properties style:width="16.351cm" fo:margin-left="0cm" table:align="left"/>
    </style:style>
    <style:style style:name="Tabelle13.A" style:family="table-column">
      <style:table-column-properties style:column-width="5.362cm"/>
    </style:style>
    <style:style style:name="Tabelle13.B" style:family="table-column">
      <style:table-column-properties style:column-width="10.989cm"/>
    </style:style>
    <style:style style:name="Tabelle13.1" style:family="table-row">
      <style:table-row-properties style:min-row-height="0.065cm" style:use-optimal-row-height="false"/>
    </style:style>
    <style:style style:name="Tabelle13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3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3.2" style:family="table-row">
      <style:table-row-properties style:min-row-height="0.056cm" style:use-optimal-row-height="false"/>
    </style:style>
    <style:style style:name="Tabelle13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3.3" style:family="table-row">
      <style:table-row-properties style:min-row-height="0.049cm" style:use-optimal-row-height="false"/>
    </style:style>
    <style:style style:name="Tabelle13.4" style:family="table-row">
      <style:table-row-properties style:min-row-height="1.503cm" style:use-optimal-row-height="false"/>
    </style:style>
    <style:style style:name="Tabelle13.5" style:family="table-row">
      <style:table-row-properties style:min-row-height="1.621cm" style:use-optimal-row-height="false"/>
    </style:style>
    <style:style style:name="Tabelle14" style:family="table">
      <style:table-properties style:width="16.351cm" fo:margin-left="0cm" table:align="left"/>
    </style:style>
    <style:style style:name="Tabelle14.A" style:family="table-column">
      <style:table-column-properties style:column-width="5.362cm"/>
    </style:style>
    <style:style style:name="Tabelle14.B" style:family="table-column">
      <style:table-column-properties style:column-width="10.989cm"/>
    </style:style>
    <style:style style:name="Tabelle14.1" style:family="table-row">
      <style:table-row-properties style:min-row-height="0.065cm" style:use-optimal-row-height="false"/>
    </style:style>
    <style:style style:name="Tabelle14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4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4.2" style:family="table-row">
      <style:table-row-properties style:min-row-height="0.056cm" style:use-optimal-row-height="false"/>
    </style:style>
    <style:style style:name="Tabelle14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4.3" style:family="table-row">
      <style:table-row-properties style:min-row-height="0.049cm" style:use-optimal-row-height="false"/>
    </style:style>
    <style:style style:name="Tabelle14.4" style:family="table-row">
      <style:table-row-properties style:min-row-height="1.503cm" style:use-optimal-row-height="false"/>
    </style:style>
    <style:style style:name="Tabelle14.5" style:family="table-row">
      <style:table-row-properties style:min-row-height="1.621cm" style:use-optimal-row-height="false"/>
    </style:style>
    <style:style style:name="Tabelle15" style:family="table">
      <style:table-properties style:width="16.351cm" fo:margin-left="0cm" table:align="left"/>
    </style:style>
    <style:style style:name="Tabelle15.A" style:family="table-column">
      <style:table-column-properties style:column-width="5.362cm"/>
    </style:style>
    <style:style style:name="Tabelle15.B" style:family="table-column">
      <style:table-column-properties style:column-width="10.989cm"/>
    </style:style>
    <style:style style:name="Tabelle15.1" style:family="table-row">
      <style:table-row-properties style:min-row-height="0.065cm" style:use-optimal-row-height="false"/>
    </style:style>
    <style:style style:name="Tabelle15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5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5.2" style:family="table-row">
      <style:table-row-properties style:min-row-height="0.056cm" style:use-optimal-row-height="false"/>
    </style:style>
    <style:style style:name="Tabelle15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5.3" style:family="table-row">
      <style:table-row-properties style:min-row-height="0.049cm" style:use-optimal-row-height="false"/>
    </style:style>
    <style:style style:name="Tabelle15.4" style:family="table-row">
      <style:table-row-properties style:min-row-height="1.503cm" style:use-optimal-row-height="false"/>
    </style:style>
    <style:style style:name="Tabelle15.5" style:family="table-row">
      <style:table-row-properties style:min-row-height="1.621cm" style:use-optimal-row-height="false"/>
    </style:style>
    <style:style style:name="Tabelle16" style:family="table">
      <style:table-properties style:width="16.351cm" fo:margin-left="0cm" table:align="left"/>
    </style:style>
    <style:style style:name="Tabelle16.A" style:family="table-column">
      <style:table-column-properties style:column-width="5.362cm"/>
    </style:style>
    <style:style style:name="Tabelle16.B" style:family="table-column">
      <style:table-column-properties style:column-width="10.989cm"/>
    </style:style>
    <style:style style:name="Tabelle16.1" style:family="table-row">
      <style:table-row-properties style:min-row-height="0.065cm" style:use-optimal-row-height="false"/>
    </style:style>
    <style:style style:name="Tabelle16.A1" style:family="table-cell">
      <style:table-cell-properties fo:background-color="#f2f2f2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6.B1" style:family="table-cell" style:data-style-name="N37">
      <style:table-cell-properties fo:padding-left="0.191cm" fo:padding-right="0.191cm" fo:padding-top="0cm" fo:padding-bottom="0cm" fo:border="0.018cm solid #000000" style:writing-mode="lr-tb"/>
    </style:style>
    <style:style style:name="Tabelle16.2" style:family="table-row">
      <style:table-row-properties style:min-row-height="0.056cm" style:use-optimal-row-height="false"/>
    </style:style>
    <style:style style:name="Tabelle16.B2" style:family="table-cell">
      <style:table-cell-properties fo:padding-left="0.191cm" fo:padding-right="0.191cm" fo:padding-top="0cm" fo:padding-bottom="0cm" fo:border="0.018cm solid #000000" style:writing-mode="lr-tb"/>
    </style:style>
    <style:style style:name="Tabelle16.3" style:family="table-row">
      <style:table-row-properties style:min-row-height="0.049cm" style:use-optimal-row-height="false"/>
    </style:style>
    <style:style style:name="Tabelle16.4" style:family="table-row">
      <style:table-row-properties style:min-row-height="1.503cm" style:use-optimal-row-height="false"/>
    </style:style>
    <style:style style:name="Tabelle16.5" style:family="table-row">
      <style:table-row-properties style:min-row-height="1.621cm" style:use-optimal-row-height="false"/>
    </style:style>
    <style:style style:name="P1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2" style:family="paragraph" style:parent-style-name="Listenabsatz">
      <style:paragraph-properties fo:margin-top="0cm" fo:margin-bottom="0cm" fo:line-height="100%"/>
      <style:text-properties fo:font-size="12pt" style:font-size-asian="12pt" style:font-size-complex="12pt"/>
    </style:style>
    <style:style style:name="P3" style:family="paragraph" style:parent-style-name="Listenabsatz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4" style:family="paragraph" style:parent-style-name="Listenabsatz">
      <style:paragraph-properties fo:margin-top="0cm" fo:margin-bottom="0cm" fo:line-height="100%" fo:orphans="0" fo:widows="0" style:vertical-align="auto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7" style:family="paragraph" style:parent-style-name="Listenabsatz">
      <style:paragraph-properties fo:margin-left="0cm" fo:margin-right="0cm" fo:margin-top="0cm" fo:margin-bottom="0cm" fo:line-height="100%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1.3cm" fo:margin-right="0cm" fo:margin-top="0cm" fo:margin-bottom="0cm" fo:text-indent="0cm" style:auto-text-indent="fals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11" style:family="paragraph" style:parent-style-name="Standard" style:list-style-name="L1">
      <style:paragraph-properties fo:margin-top="0cm" fo:margin-bottom="0cm" fo:line-height="100%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Listenabsatz" style:list-style-name="L1">
      <style:paragraph-properties>
        <style:tab-stops>
          <style:tab-stop style:position="1.931cm"/>
        </style:tab-stops>
      </style:paragraph-properties>
    </style:style>
    <style:style style:name="P13" style:family="paragraph" style:parent-style-name="Listenabsatz" style:list-style-name="L1">
      <style:paragraph-properties fo:margin-top="0cm" fo:margin-bottom="0cm" fo:line-height="100%"/>
      <style:text-properties fo:font-size="12pt" style:font-size-asian="12pt" style:font-size-complex="12pt"/>
    </style:style>
    <style:style style:name="P14" style:family="paragraph" style:parent-style-name="Listenabsatz" style:list-style-name="L2">
      <style:paragraph-properties fo:margin-top="0cm" fo:margin-bottom="0cm" fo:line-height="100%"/>
      <style:text-properties fo:font-size="12pt" style:font-size-asian="12pt" style:font-size-complex="12pt"/>
    </style:style>
    <style:style style:name="P15" style:family="paragraph" style:parent-style-name="Listenabsatz" style:list-style-name="L1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16" style:family="paragraph" style:parent-style-name="Listenabsatz" style:list-style-name="L2">
      <style:paragraph-properties fo:margin-top="0cm" fo:margin-bottom="0cm" fo:line-height="100%" fo:orphans="0" fo:widows="0" style:vertical-align="auto"/>
      <style:text-properties fo:font-size="12pt" style:font-size-asian="12pt" style:font-size-complex="12pt"/>
    </style:style>
    <style:style style:name="P17" style:family="paragraph" style:parent-style-name="Listenabsatz" style:list-style-name="L1">
      <style:paragraph-properties fo:margin-top="0cm" fo:margin-bottom="0cm" fo:line-height="100%"/>
    </style:style>
    <style:style style:name="P18" style:family="paragraph" style:parent-style-name="Listenabsatz" style:list-style-name="L1">
      <style:paragraph-properties fo:margin-top="0cm" fo:margin-bottom="0cm" fo:line-height="100%">
        <style:tab-stops>
          <style:tab-stop style:position="1.931cm"/>
        </style:tab-stops>
      </style:paragraph-properties>
    </style:style>
    <style:style style:name="P19" style:family="paragraph" style:parent-style-name="Listenabsatz" style:list-style-name="L1">
      <style:paragraph-properties fo:margin-left="0cm" fo:margin-right="0cm" fo:margin-top="0cm" fo:margin-bottom="0cm" fo:line-height="100%" fo:text-indent="0cm" style:auto-text-indent="false"/>
      <style:text-properties fo:font-size="12pt" style:font-size-asian="12pt" style:font-size-complex="12pt"/>
    </style:style>
    <style:style style:name="P20" style:family="paragraph" style:parent-style-name="Listenabsatz">
      <style:paragraph-properties fo:margin-left="0cm" fo:margin-right="0cm" fo:margin-top="0cm" fo:margin-bottom="0cm" fo:line-height="100%" fo:text-indent="0cm" style:auto-text-indent="false"/>
    </style:style>
    <style:style style:name="P21" style:family="paragraph" style:parent-style-name="Listenabsatz" style:list-style-name="L1">
      <style:paragraph-properties fo:margin-left="0cm" fo:margin-right="0cm" fo:margin-top="0cm" fo:margin-bottom="0cm" fo:line-height="100%" fo:text-indent="0cm" style:auto-text-indent="false"/>
    </style:style>
    <style:style style:name="P22" style:family="paragraph" style:parent-style-name="Heading_20_1">
      <style:text-properties style:font-name="Calibri" fo:font-size="18pt" style:font-size-asian="18pt" style:font-name-complex="Calibri" style:font-size-complex="18pt"/>
    </style:style>
    <style:style style:name="P23" style:family="paragraph" style:parent-style-name="Heading_20_1">
      <style:text-properties style:font-name="Calibri" fo:font-size="18pt" style:font-size-asian="18pt" style:font-size-complex="18pt"/>
    </style:style>
    <style:style style:name="P24" style:family="paragraph" style:parent-style-name="Heading_20_1">
      <style:text-properties fo:font-size="18pt" style:font-size-asian="18pt" style:font-size-complex="18pt"/>
    </style:style>
    <style:style style:name="P25" style:family="paragraph" style:parent-style-name="Heading_20_1" style:master-page-name="MP0">
      <style:paragraph-properties style:page-number="auto" fo:break-before="page"/>
      <style:text-properties style:font-name="Calibri" fo:font-size="18pt" style:font-size-asian="18pt" style:font-name-complex="Calibri" style:font-size-complex="18pt"/>
    </style:style>
    <style:style style:name="P26" style:family="paragraph" style:parent-style-name="Text_20_body">
      <style:paragraph-properties fo:margin-left="1.3cm" fo:margin-right="0cm" fo:margin-top="0cm" fo:margin-bottom="0cm" fo:text-indent="0cm" style:auto-text-indent="false"/>
      <style:text-properties style:font-name="Calibri1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5" style:family="text">
      <style:text-properties style:font-name="Calibri1"/>
    </style:style>
    <style:style style:name="T6" style:family="text">
      <style:text-properties style:font-name="Calibri1" fo:font-size="11pt"/>
    </style:style>
    <style:style style:name="T7" style:family="text">
      <style:text-properties style:font-name="Calibri1" fo:font-size="11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size-asian="12pt"/>
    </style:style>
    <style:style style:name="T10" style:family="text">
      <style:text-properties style:font-size-complex="12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Protokoll 1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02.04.2018</text:p>
          </table:table-cell>
        </table:table-row>
        <table:table-row table:style-name="Tabelle1.2">
          <table:table-cell table:style-name="Tabelle1.A1" office:value-type="string">
            <text:p text:style-name="P1">Ort</text:p>
          </table:table-cell>
          <table:table-cell table:style-name="Tabelle1.B1" office:value-type="string">
            <text:p text:style-name="P1">Hochschule Ulm Eselsberg</text:p>
          </table:table-cell>
        </table:table-row>
        <table:table-row table:style-name="Tabelle1.3">
          <table:table-cell table:style-name="Tabelle1.A1" office:value-type="string">
            <text:p text:style-name="P1">Zeit</text:p>
          </table:table-cell>
          <table:table-cell table:style-name="Tabelle1.B1" office:value-type="string">
            <text:p text:style-name="P1">14.00 Uhr</text:p>
          </table:table-cell>
        </table:table-row>
        <table:table-row table:style-name="Tabelle1.4">
          <table:table-cell table:style-name="Tabelle1.A1" office:value-type="string">
            <text:p text:style-name="P1">Diskussionspunkte</text:p>
          </table:table-cell>
          <table:table-cell table:style-name="Tabelle1.B1" office:value-type="string">
            <text:list xml:id="list32283303" text:style-name="L1">
              <text:list-item>
                <text:p text:style-name="P13">Aufgabenbesprechung</text:p>
              </text:list-item>
              <text:list-item>
                <text:p text:style-name="P13">Was ist unser Ziel?</text:p>
              </text:list-item>
              <text:list-item>
                <text:p text:style-name="P13">Einteilung Gruppenmitglieder</text:p>
              </text:list-item>
              <text:list-item>
                <text:p text:style-name="P13">Welche Tools werden verwendet?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Ergebnis</text:p>
          </table:table-cell>
          <table:table-cell table:style-name="Tabelle1.B1" office:value-type="string">
            <text:list xml:id="list33266026" text:continue-numbering="true" text:style-name="L1">
              <text:list-item>
                <text:p text:style-name="P13">App für Krebspatienten, die Zytostatika erhalten</text:p>
              </text:list-item>
              <text:list-item>
                <text:p text:style-name="P13">Tablet mindestens 10 Zoll</text:p>
              </text:list-item>
              <text:list-item>
                <text:p text:style-name="P13">Gruppeneinteilung und Tools, Siehe Projektplan</text:p>
              </text:list-item>
            </text:list>
          </table:table-cell>
        </table:table-row>
        <table:table-row table:style-name="Tabelle1.5">
          <table:table-cell table:style-name="Tabelle1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.B1" office:value-type="string">
            <text:p text:style-name="P2"/>
          </table:table-cell>
        </table:table-row>
      </table:table>
      <text:p text:style-name="P5"/>
      <text:h text:style-name="P22" text:outline-level="1">Protokoll 2</text:h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">Datum</text:p>
          </table:table-cell>
          <table:table-cell table:style-name="Tabelle2.B1" office:value-type="string">
            <text:p text:style-name="P1">09.04.2018</text:p>
          </table:table-cell>
        </table:table-row>
        <table:table-row table:style-name="Tabelle2.2">
          <table:table-cell table:style-name="Tabelle2.A1" office:value-type="string">
            <text:p text:style-name="P1">Ort</text:p>
          </table:table-cell>
          <table:table-cell table:style-name="Tabelle2.B1" office:value-type="string">
            <text:p text:style-name="P1">Hochschule Ulm Eselsberg</text:p>
          </table:table-cell>
        </table:table-row>
        <table:table-row table:style-name="Tabelle2.3">
          <table:table-cell table:style-name="Tabelle2.A1" office:value-type="string">
            <text:p text:style-name="P1">Zeit</text:p>
          </table:table-cell>
          <table:table-cell table:style-name="Tabelle2.B1" office:value-type="string">
            <text:p text:style-name="P1">13.30 Uhr</text:p>
          </table:table-cell>
        </table:table-row>
        <table:table-row table:style-name="Tabelle2.4">
          <table:table-cell table:style-name="Tabelle2.A1" office:value-type="string">
            <text:p text:style-name="P1">Diskussionspunkte</text:p>
          </table:table-cell>
          <table:table-cell table:style-name="Tabelle2.B1" office:value-type="string">
            <text:list xml:id="list33261585" text:continue-numbering="true" text:style-name="L1">
              <text:list-item>
                <text:p text:style-name="P13">Datenbankerstellung</text:p>
              </text:list-item>
              <text:list-item>
                <text:p text:style-name="P13">Datenbankzugriff NetBeans</text:p>
              </text:list-item>
              <text:list-item>
                <text:p text:style-name="P13">Plattform um alle Dateien zu sammeln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2.B1" office:value-type="string">
            <text:list xml:id="list33251465" text:continue-numbering="true" text:style-name="L1">
              <text:list-item>
                <text:p text:style-name="P17"><text:span text:style-name="Absatz-Standardschriftart"><text:span text:style-name="T2">Datenbank wurde erstellt</text:span></text:span></text:p>
              </text:list-item>
              <text:list-item>
                <text:p text:style-name="P17"><text:span text:style-name="Absatz-Standardschriftart"><text:span text:style-name="T2">Programmierung in Netbeans</text:span></text:span></text:p>
              </text:list-item>
              <text:list-item>
                <text:p text:style-name="P17"><text:span text:style-name="Absatz-Standardschriftart"><text:span text:style-name="T2">GitHub Repository erstellt</text:span></text:span></text:p>
              </text:list-item>
            </text:list>
          </table:table-cell>
        </table:table-row>
        <table:table-row table:style-name="Tabelle2.5">
          <table:table-cell table:style-name="Tabelle2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2.B1" office:value-type="string">
            <text:list xml:id="list33262043" text:continue-numbering="true" text:style-name="L1">
              <text:list-item>
                <text:p text:style-name="P13">Keine Berechtigung um neue Datenbank zu erstellen</text:p>
              </text:list-item>
            </text:list>
            <text:list xml:id="list32264314" text:style-name="L2">
              <text:list-item>
                <text:p text:style-name="P14">Muss mit SQL-Statements gelöst werden</text:p>
              </text:list-item>
            </text:list>
            <text:list xml:id="list37223503" text:style-name="L1">
              <text:list-item>
                <text:p text:style-name="P13">Datenbankzugriff funktioniert nicht</text:p>
              </text:list-item>
            </text:list>
            <text:list xml:id="list37223497" text:style-name="L2">
              <text:list-item>
                <text:p text:style-name="P14">Nicht klar, wo Fehler liegt</text:p>
              </text:list-item>
            </text:list>
          </table:table-cell>
        </table:table-row>
      </table:table>
      <text:p text:style-name="P5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><text:soft-page-break/>Protokoll 3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Datum</text:p>
          </table:table-cell>
          <table:table-cell table:style-name="Tabelle3.B1" office:value-type="string">
            <text:p text:style-name="P1">16.04.18</text:p>
          </table:table-cell>
        </table:table-row>
        <table:table-row table:style-name="Tabelle3.2">
          <table:table-cell table:style-name="Tabelle3.A1" office:value-type="string">
            <text:p text:style-name="P1">Ort</text:p>
          </table:table-cell>
          <table:table-cell table:style-name="Tabelle3.B1" office:value-type="string">
            <text:p text:style-name="P1">Hochschule Ulm Eselsberg</text:p>
          </table:table-cell>
        </table:table-row>
        <table:table-row table:style-name="Tabelle3.3">
          <table:table-cell table:style-name="Tabelle3.A1" office:value-type="string">
            <text:p text:style-name="P1">Zeit</text:p>
          </table:table-cell>
          <table:table-cell table:style-name="Tabelle3.B1" office:value-type="string">
            <text:p text:style-name="P1">13.30 Uhr</text:p>
          </table:table-cell>
        </table:table-row>
        <table:table-row table:style-name="Tabelle3.4">
          <table:table-cell table:style-name="Tabelle3.A1" office:value-type="string">
            <text:p text:style-name="P1">Diskussionspunkte</text:p>
          </table:table-cell>
          <table:table-cell table:style-name="Tabelle3.B1" office:value-type="string">
            <text:list xml:id="list37240252" text:style-name="L1">
              <text:list-item>
                <text:p text:style-name="P13">Datenbankmodell erstellen</text:p>
              </text:list-item>
              <text:list-item>
                <text:p text:style-name="P13">GUI Login</text:p>
              </text:list-item>
            </text:list>
          </table:table-cell>
        </table:table-row>
        <table:table-row table:style-name="Tabelle3.5">
          <table:table-cell table:style-name="Tabelle3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3.B1" office:value-type="string">
            <text:list xml:id="list33248741" text:continue-numbering="true" text:style-name="L1">
              <text:list-item>
                <text:p text:style-name="P13">Mit Create Statements Datenbank erzeugt</text:p>
              </text:list-item>
              <text:list-item>
                <text:p text:style-name="P13">Programmierung Benutzerlogin</text:p>
              </text:list-item>
            </text:list>
            <text:p text:style-name="P6"/>
          </table:table-cell>
        </table:table-row>
        <table:table-row table:style-name="Tabelle3.5">
          <table:table-cell table:style-name="Tabelle3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3.B1" office:value-type="string">
            <text:list xml:id="list33241396" text:continue-numbering="true" text:style-name="L1">
              <text:list-item>
                <text:p text:style-name="P13">Datenbank in NetBeans einbinden um die Datenbankverbindung zu ermöglichen</text:p>
              </text:list-item>
              <text:list-item>
                <text:p text:style-name="P13">FXML Dokument wurde im Scene Builder einer Kontrollklasse zugeordnet</text:p>
              </text:list-item>
            </text:list>
            <text:list xml:id="list37234005" text:style-name="L2">
              <text:list-item>
                <text:p text:style-name="P14">Wurde nicht erkannt</text:p>
              </text:list-item>
            </text:list>
            <text:list xml:id="list37227723" text:style-name="L1">
              <text:list-item>
                <text:p text:style-name="P13">Code wurde darauf neu geschrieben</text:p>
              </text:list-item>
            </text:list>
            <text:list xml:id="list37247206" text:style-name="L2">
              <text:list-item>
                <text:p text:style-name="P14">funktioniert</text:p>
              </text:list-item>
            </text:list>
          </table:table-cell>
        </table:table-row>
      </table:table>
      <text:h text:style-name="P22" text:outline-level="1"/>
      <text:h text:style-name="P22" text:outline-level="1">Protokoll 4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">Datum</text:p>
          </table:table-cell>
          <table:table-cell table:style-name="Tabelle4.B1" office:value-type="string">
            <text:p text:style-name="P1">23.04.18</text:p>
          </table:table-cell>
        </table:table-row>
        <table:table-row table:style-name="Tabelle4.2">
          <table:table-cell table:style-name="Tabelle4.A1" office:value-type="string">
            <text:p text:style-name="P1">Ort</text:p>
          </table:table-cell>
          <table:table-cell table:style-name="Tabelle4.B1" office:value-type="string">
            <text:p text:style-name="P1">Hochschule Ulm Eselsberg</text:p>
          </table:table-cell>
        </table:table-row>
        <table:table-row table:style-name="Tabelle4.3">
          <table:table-cell table:style-name="Tabelle4.A1" office:value-type="string">
            <text:p text:style-name="P1">Zeit</text:p>
          </table:table-cell>
          <table:table-cell table:style-name="Tabelle4.B1" office:value-type="string">
            <text:p text:style-name="P1">13.30 Uhr</text:p>
          </table:table-cell>
        </table:table-row>
        <table:table-row table:style-name="Tabelle4.4">
          <table:table-cell table:style-name="Tabelle4.A1" office:value-type="string">
            <text:p text:style-name="P1">Diskussionspunkte</text:p>
          </table:table-cell>
          <table:table-cell table:style-name="Tabelle4.B1" office:value-type="string">
            <text:list xml:id="list37233556" text:style-name="L1">
              <text:list-item>
                <text:p text:style-name="P13">Datenbank</text:p>
              </text:list-item>
              <text:list-item>
                <text:p text:style-name="P13">GUI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3266352" text:continue-numbering="true" text:style-name="L1">
              <text:list-item>
                <text:p text:style-name="P13">Neue Attribute hinzugefügt</text:p>
              </text:list-item>
              <text:list-item>
                <text:p text:style-name="P13">GUI erstellt, die für die Krankenschwester die Formulare aus der Datenbank lädt</text:p>
              </text:list-item>
            </text:list>
          </table:table-cell>
        </table:table-row>
        <table:table-row table:style-name="Tabelle4.5">
          <table:table-cell table:style-name="Tabelle4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4.B1" office:value-type="string">
            <text:list xml:id="list33255151" text:continue-numbering="true" text:style-name="L1">
              <text:list-item>
                <text:p text:style-name="P13"/>
              </text:list-item>
            </text:list>
          </table:table-cell>
        </table:table-row>
      </table:table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><text:soft-page-break/>Protokoll 5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">Datum</text:p>
          </table:table-cell>
          <table:table-cell table:style-name="Tabelle5.B1" office:value-type="string">
            <text:p text:style-name="P1">30.04.18</text:p>
          </table:table-cell>
        </table:table-row>
        <table:table-row table:style-name="Tabelle5.2">
          <table:table-cell table:style-name="Tabelle5.A1" office:value-type="string">
            <text:p text:style-name="P1">Ort</text:p>
          </table:table-cell>
          <table:table-cell table:style-name="Tabelle5.B1" office:value-type="string">
            <text:p text:style-name="P1">Hochschule Ulm Eselsberg</text:p>
          </table:table-cell>
        </table:table-row>
        <table:table-row table:style-name="Tabelle5.3">
          <table:table-cell table:style-name="Tabelle5.A1" office:value-type="string">
            <text:p text:style-name="P1">Zeit</text:p>
          </table:table-cell>
          <table:table-cell table:style-name="Tabelle5.B1" office:value-type="string">
            <text:p text:style-name="P1">13.30 Uhr</text:p>
          </table:table-cell>
        </table:table-row>
        <table:table-row table:style-name="Tabelle5.4">
          <table:table-cell table:style-name="Tabelle5.A1" office:value-type="string">
            <text:p text:style-name="P1">Diskussionspunkte</text:p>
          </table:table-cell>
          <table:table-cell table:style-name="Tabelle5.B1" office:value-type="string">
            <text:list xml:id="list33257291" text:continue-numbering="true" text:style-name="L1">
              <text:list-item>
                <text:p text:style-name="P13">App Entwicklungsumgebung</text:p>
              </text:list-item>
            </text:list>
            <text:list xml:id="list37234658" text:style-name="L2">
              <text:list-item>
                <text:p text:style-name="P14">Neue Aufgabenstellung</text:p>
              </text:list-item>
            </text:list>
            <text:list xml:id="list37248354" text:style-name="L1">
              <text:list-item>
                <text:p text:style-name="P13">Überblick über neue Aufgabe</text:p>
              </text:list-item>
            </text:list>
          </table:table-cell>
        </table:table-row>
        <table:table-row table:style-name="Tabelle5.5">
          <table:table-cell table:style-name="Tabelle5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5.B1" office:value-type="string">
            <text:list xml:id="list33243482" text:continue-numbering="true" text:style-name="L1">
              <text:list-item>
                <text:p text:style-name="P13">Recherche über IDE Phonegap und Appcelerator</text:p>
              </text:list-item>
            </text:list>
            <text:list xml:id="list37245105" text:style-name="L2">
              <text:list-item>
                <text:p text:style-name="P14">Entscheidung für IDE Phonegap</text:p>
              </text:list-item>
            </text:list>
            <text:p text:style-name="P2"/>
          </table:table-cell>
        </table:table-row>
        <table:table-row table:style-name="Tabelle5.5">
          <table:table-cell table:style-name="Tabelle5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5.B1" office:value-type="string">
            <text:p text:style-name="P7"/>
          </table:table-cell>
        </table:table-row>
      </table:table>
      <text:h text:style-name="P22" text:outline-level="1"/>
      <text:h text:style-name="P22" text:outline-level="1">Protokoll 6</text:h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">Datum</text:p>
          </table:table-cell>
          <table:table-cell table:style-name="Tabelle6.B1" office:value-type="string">
            <text:p text:style-name="P1">03.05.18</text:p>
          </table:table-cell>
        </table:table-row>
        <table:table-row table:style-name="Tabelle6.2">
          <table:table-cell table:style-name="Tabelle6.A1" office:value-type="string">
            <text:p text:style-name="P1">Ort</text:p>
          </table:table-cell>
          <table:table-cell table:style-name="Tabelle6.B1" office:value-type="string">
            <text:p text:style-name="P1">Hochschule Ulm Eselsberg</text:p>
          </table:table-cell>
        </table:table-row>
        <table:table-row table:style-name="Tabelle6.3">
          <table:table-cell table:style-name="Tabelle6.A1" office:value-type="string">
            <text:p text:style-name="P1">Zeit</text:p>
          </table:table-cell>
          <table:table-cell table:style-name="Tabelle6.B1" office:value-type="string">
            <text:p text:style-name="P1">13.30 Uhr</text:p>
          </table:table-cell>
        </table:table-row>
        <table:table-row table:style-name="Tabelle6.4">
          <table:table-cell table:style-name="Tabelle6.A1" office:value-type="string">
            <text:p text:style-name="P1">Diskussionspunkte</text:p>
          </table:table-cell>
          <table:table-cell table:style-name="Tabelle6.B1" office:value-type="string">
            <text:list xml:id="list37229023" text:style-name="L1">
              <text:list-item>
                <text:p text:style-name="P13">ODM XML</text:p>
              </text:list-item>
              <text:list-item>
                <text:p text:style-name="P13">Auslesen von XML Dateien in HTML</text:p>
              </text:list-item>
              <text:list-item>
                <text:p text:style-name="P13">GUI aussehen?</text:p>
              </text:list-item>
            </text:list>
          </table:table-cell>
        </table:table-row>
        <table:table-row table:style-name="Tabelle6.5">
          <table:table-cell table:style-name="Tabelle6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6.B1" office:value-type="string">
            <text:list xml:id="list33235575" text:continue-numbering="true" text:style-name="L1">
              <text:list-item>
                <text:p text:style-name="P15">Erstellung einer ODM XML Datei für den Fragebogen mit einer Beispielfrage</text:p>
              </text:list-item>
              <text:list-item>
                <text:p text:style-name="P15">Erstellung der GUI</text:p>
              </text:list-item>
            </text:list>
            <text:p text:style-name="P3">→ Überschrift, Frage(Radiobuttons), Button um weiter zu klicken</text:p>
          </table:table-cell>
        </table:table-row>
        <table:table-row table:style-name="Tabelle6.5">
          <table:table-cell table:style-name="Tabelle6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6.B1" office:value-type="string">
            <text:list xml:id="list33244989" text:continue-numbering="true" text:style-name="L1">
              <text:list-item>
                <text:p text:style-name="P15">Fehlermeldung beim Auslesen der ODM XML Datei</text:p>
              </text:list-item>
            </text:list>
            <text:p text:style-name="P4"><text:span text:style-name="Absatz-Standardschriftart"><text:span text:style-name="T4"></text:span></text:span><text:span text:style-name="Absatz-Standardschriftart"><text:span text:style-name="T2"> nicht wohlgeformt</text:span></text:span></text:p>
            <text:list xml:id="list33238745" text:continue-numbering="true" text:style-name="L1">
              <text:list-item>
                <text:p text:style-name="P15">Radiobuttons in ODM XML als Information einbinden</text:p>
              </text:list-item>
            </text:list>
            <text:list xml:id="list37238044" text:style-name="L2">
              <text:list-item>
                <text:p text:style-name="P16">gelöst</text:p>
              </text:list-item>
            </text:list>
          </table:table-cell>
        </table:table-row>
      </table:table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><text:soft-page-break/>Protokoll 7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">Datum</text:p>
          </table:table-cell>
          <table:table-cell table:style-name="Tabelle7.B1" office:value-type="string">
            <text:p text:style-name="P1">07.05.18</text:p>
          </table:table-cell>
        </table:table-row>
        <table:table-row table:style-name="Tabelle7.2">
          <table:table-cell table:style-name="Tabelle7.A1" office:value-type="string">
            <text:p text:style-name="P1">Ort</text:p>
          </table:table-cell>
          <table:table-cell table:style-name="Tabelle7.B1" office:value-type="string">
            <text:p text:style-name="P1">Hochschule Ulm Eselsberg</text:p>
          </table:table-cell>
        </table:table-row>
        <table:table-row table:style-name="Tabelle7.3">
          <table:table-cell table:style-name="Tabelle7.A1" office:value-type="string">
            <text:p text:style-name="P1">Zeit</text:p>
          </table:table-cell>
          <table:table-cell table:style-name="Tabelle7.B1" office:value-type="string">
            <text:p text:style-name="P1">13.30 Uhr</text:p>
          </table:table-cell>
        </table:table-row>
        <table:table-row table:style-name="Tabelle7.4">
          <table:table-cell table:style-name="Tabelle7.A1" office:value-type="string">
            <text:p text:style-name="P1">Diskussionspunkte</text:p>
          </table:table-cell>
          <table:table-cell table:style-name="Tabelle7.B1" office:value-type="string">
            <text:list xml:id="list37241826" text:style-name="L1">
              <text:list-item>
                <text:p text:style-name="P13">Programmierung</text:p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7.B1" office:value-type="string">
            <text:list xml:id="list33237928" text:continue-numbering="true" text:style-name="L1">
              <text:list-item>
                <text:p text:style-name="P15">1. Frage + Antwortmöglichkeiten werden in HTML dargestellt</text:p>
              </text:list-item>
            </text:list>
            <text:list xml:id="list37216765" text:style-name="L2">
              <text:list-item>
                <text:p text:style-name="P16">Nach Klick auf Weiter wird der vom Patient ausgewählte Wert in einer Variable gespeichert</text:p>
              </text:list-item>
            </text:list>
            <text:list xml:id="list37222529" text:style-name="L1">
              <text:list-item>
                <text:p text:style-name="P13">Alle in der XML Datei dokumentierten Fragen, werden in ein Array eingelesen</text:p>
              </text:list-item>
            </text:list>
          </table:table-cell>
        </table:table-row>
        <table:table-row table:style-name="Tabelle7.5">
          <table:table-cell table:style-name="Tabelle7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7.B1" office:value-type="string">
            <text:list xml:id="list33241599" text:continue-numbering="true" text:style-name="L1">
              <text:list-item>
                <text:p text:style-name="P13">Wert der Variable lässt sich im XML Dokument nicht speichern</text:p>
              </text:list-item>
            </text:list>
            <text:list xml:id="list37239149" text:style-name="L2">
              <text:list-item>
                <text:p text:style-name="P14">Kein Zugriff auf benötigte Variable</text:p>
              </text:list-item>
            </text:list>
          </table:table-cell>
        </table:table-row>
      </table:table>
      <text:h text:style-name="P24" text:outline-level="1"/>
      <text:h text:style-name="P23" text:outline-level="1">Protokoll 8</text:h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">Datum</text:p>
          </table:table-cell>
          <table:table-cell table:style-name="Tabelle8.B1" office:value-type="string">
            <text:p text:style-name="P1">14.05.18</text:p>
          </table:table-cell>
        </table:table-row>
        <table:table-row table:style-name="Tabelle8.2">
          <table:table-cell table:style-name="Tabelle8.A1" office:value-type="string">
            <text:p text:style-name="P1">Ort</text:p>
          </table:table-cell>
          <table:table-cell table:style-name="Tabelle8.B1" office:value-type="string">
            <text:p text:style-name="P1">Hochschule Ulm Eselsberg</text:p>
          </table:table-cell>
        </table:table-row>
        <table:table-row table:style-name="Tabelle8.3">
          <table:table-cell table:style-name="Tabelle8.A1" office:value-type="string">
            <text:p text:style-name="P1">Zeit</text:p>
          </table:table-cell>
          <table:table-cell table:style-name="Tabelle8.B1" office:value-type="string">
            <text:p text:style-name="P1">13.30 Uhr</text:p>
          </table:table-cell>
        </table:table-row>
        <table:table-row table:style-name="Tabelle8.4">
          <table:table-cell table:style-name="Tabelle8.A1" office:value-type="string">
            <text:p text:style-name="P1">Diskussionspunkte</text:p>
          </table:table-cell>
          <table:table-cell table:style-name="Tabelle8.B1" office:value-type="string">
            <text:list xml:id="list37238946" text:style-name="L1">
              <text:list-item>
                <text:p text:style-name="P13">Werte in XML abspeichern</text:p>
              </text:list-item>
              <text:list-item>
                <text:p text:style-name="P13">Fragen nacheinander darstellen</text:p>
              </text:list-item>
            </text:list>
          </table:table-cell>
        </table:table-row>
        <table:table-row table:style-name="Tabelle8.5">
          <table:table-cell table:style-name="Tabelle8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8.B1" office:value-type="string">
            <text:list xml:id="list33251745" text:continue-numbering="true" text:style-name="L1">
              <text:list-item>
                <text:p text:style-name="P13"/>
              </text:list-item>
            </text:list>
          </table:table-cell>
        </table:table-row>
        <table:table-row table:style-name="Tabelle8.5">
          <table:table-cell table:style-name="Tabelle8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8.B1" office:value-type="string">
            <text:list xml:id="list33263610" text:continue-numbering="true" text:style-name="L1">
              <text:list-item>
                <text:p text:style-name="P12">XML Dokument kann Client-seitig nicht gespeichert werden</text:p>
              </text:list-item>
            </text:list>
          </table:table-cell>
        </table:table-row>
      </table:table>
      <text:p text:style-name="P5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><text:soft-page-break/>Protokoll 9</text:h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1">Datum</text:p>
          </table:table-cell>
          <table:table-cell table:style-name="Tabelle9.B1" office:value-type="date" office:date-value="2018-05-24">
            <text:p text:style-name="P1">24.05.18</text:p>
          </table:table-cell>
        </table:table-row>
        <table:table-row table:style-name="Tabelle9.2">
          <table:table-cell table:style-name="Tabelle9.A1" office:value-type="string">
            <text:p text:style-name="P1">Ort</text:p>
          </table:table-cell>
          <table:table-cell table:style-name="Tabelle9.B2" office:value-type="string">
            <text:p text:style-name="P1">Hochschule Ulm Eselsberg</text:p>
          </table:table-cell>
        </table:table-row>
        <table:table-row table:style-name="Tabelle9.3">
          <table:table-cell table:style-name="Tabelle9.A1" office:value-type="string">
            <text:p text:style-name="P1">Zeit</text:p>
          </table:table-cell>
          <table:table-cell table:style-name="Tabelle9.B2" office:value-type="string">
            <text:p text:style-name="P1">13.30 Uhr</text:p>
          </table:table-cell>
        </table:table-row>
        <table:table-row table:style-name="Tabelle9.4">
          <table:table-cell table:style-name="Tabelle9.A1" office:value-type="string">
            <text:p text:style-name="P1">Diskussionspunkte</text:p>
          </table:table-cell>
          <table:table-cell table:style-name="Tabelle9.B2" office:value-type="string">
            <text:list xml:id="list33258913" text:continue-numbering="true" text:style-name="L1">
              <text:list-item>
                <text:p text:style-name="P13">File Transfer</text:p>
              </text:list-item>
            </text:list>
          </table:table-cell>
        </table:table-row>
        <table:table-row table:style-name="Tabelle9.5">
          <table:table-cell table:style-name="Tabelle9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9.B2" office:value-type="string">
            <text:list xml:id="list33247557" text:continue-numbering="true" text:style-name="L1">
              <text:list-item>
                <text:p text:style-name="P13">Versuch, Programm zu schreiben, das eine TXT Datei abspeichern kann</text:p>
              </text:list-item>
            </text:list>
          </table:table-cell>
        </table:table-row>
        <table:table-row table:style-name="Tabelle9.5">
          <table:table-cell table:style-name="Tabelle9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9.B2" office:value-type="string">
            <text:list xml:id="list33238140" text:continue-numbering="true" text:style-name="L1">
              <text:list-item>
                <text:p text:style-name="P12">File Transfer → „Pfad konnte nicht gefunden werden“</text:p>
              </text:list-item>
            </text:list>
          </table:table-cell>
        </table:table-row>
      </table:table>
      <text:p text:style-name="P5"/>
      <text:h text:style-name="P23" text:outline-level="1">Protokoll 10</text:h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Datum</text:p>
          </table:table-cell>
          <table:table-cell table:style-name="Tabelle10.B1" office:value-type="date" office:date-value="2018-06-04">
            <text:p text:style-name="P1">04.06.18</text:p>
          </table:table-cell>
        </table:table-row>
        <table:table-row table:style-name="Tabelle10.2">
          <table:table-cell table:style-name="Tabelle10.A1" office:value-type="string">
            <text:p text:style-name="P1">Ort</text:p>
          </table:table-cell>
          <table:table-cell table:style-name="Tabelle10.B2" office:value-type="string">
            <text:p text:style-name="P1">Hochschule Ulm Eselsberg</text:p>
          </table:table-cell>
        </table:table-row>
        <table:table-row table:style-name="Tabelle10.3">
          <table:table-cell table:style-name="Tabelle10.A1" office:value-type="string">
            <text:p text:style-name="P1">Zeit</text:p>
          </table:table-cell>
          <table:table-cell table:style-name="Tabelle10.B2" office:value-type="string">
            <text:p text:style-name="P1">13.30 Uhr</text:p>
          </table:table-cell>
        </table:table-row>
        <table:table-row table:style-name="Tabelle10.4">
          <table:table-cell table:style-name="Tabelle10.A1" office:value-type="string">
            <text:p text:style-name="P1">Diskussionspunkte</text:p>
          </table:table-cell>
          <table:table-cell table:style-name="Tabelle10.B2" office:value-type="string">
            <text:list xml:id="list33248420" text:continue-numbering="true" text:style-name="L1">
              <text:list-item>
                <text:p text:style-name="P13">File System</text:p>
              </text:list-item>
              <text:list-item>
                <text:p text:style-name="P13">Alternativen?</text:p>
              </text:list-item>
              <text:list-item>
                <text:p text:style-name="P13">Ordentliche Darstellung des Fragebogens</text:p>
              </text:list-item>
              <text:list-item>
                <text:p text:style-name="P13">dient SQLite zur Speicherung der Daten für die App?</text:p>
              </text:list-item>
            </text:list>
          </table:table-cell>
        </table:table-row>
        <table:table-row table:style-name="Tabelle10.5">
          <table:table-cell table:style-name="Tabelle10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0.B2" office:value-type="string">
            <text:list xml:id="list33241654" text:continue-numbering="true" text:style-name="L1">
              <text:list-item>
                <text:p text:style-name="P13">Alternative: SQLite</text:p>
              </text:list-item>
              <text:list-item>
                <text:p text:style-name="P13">größere Buttons für leichtere Bedienbarkeit</text:p>
                <text:p text:style-name="P19"/>
              </text:list-item>
            </text:list>
          </table:table-cell>
        </table:table-row>
        <table:table-row table:style-name="Tabelle10.5">
          <table:table-cell table:style-name="Tabelle10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0.B2" office:value-type="string">
            <text:list xml:id="list33262863" text:continue-numbering="true" text:style-name="L1">
              <text:list-header>
                <text:p text:style-name="P12"/>
              </text:list-header>
            </text:list>
          </table:table-cell>
        </table:table-row>
      </table:table>
      <text:p text:style-name="P5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><text:soft-page-break/>Protokoll 11</text:h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">Datum</text:p>
          </table:table-cell>
          <table:table-cell table:style-name="Tabelle11.B1" office:value-type="date" office:date-value="2018-06-07">
            <text:p text:style-name="P1">07.06.18</text:p>
          </table:table-cell>
        </table:table-row>
        <table:table-row table:style-name="Tabelle11.2">
          <table:table-cell table:style-name="Tabelle11.A1" office:value-type="string">
            <text:p text:style-name="P1">Ort</text:p>
          </table:table-cell>
          <table:table-cell table:style-name="Tabelle11.B2" office:value-type="string">
            <text:p text:style-name="P1">Hochschule Ulm Eselsberg</text:p>
          </table:table-cell>
        </table:table-row>
        <table:table-row table:style-name="Tabelle11.3">
          <table:table-cell table:style-name="Tabelle11.A1" office:value-type="string">
            <text:p text:style-name="P1">Zeit</text:p>
          </table:table-cell>
          <table:table-cell table:style-name="Tabelle11.B2" office:value-type="string">
            <text:p text:style-name="P1">13.30 Uhr</text:p>
          </table:table-cell>
        </table:table-row>
        <table:table-row table:style-name="Tabelle11.4">
          <table:table-cell table:style-name="Tabelle11.A1" office:value-type="string">
            <text:p text:style-name="P1">Diskussionspunkte</text:p>
          </table:table-cell>
          <table:table-cell table:style-name="Tabelle11.B2" office:value-type="string">
            <text:list xml:id="list33255629" text:continue-numbering="true" text:style-name="L1">
              <text:list-item>
                <text:p text:style-name="P13">Installation Programme und Plugins für SQLite</text:p>
              </text:list-item>
              <text:list-item>
                <text:p text:style-name="P13">korrekte Darstellung der Radiobuttons</text:p>
              </text:list-item>
              <text:list-item>
                <text:p text:style-name="P13">Erzeugung SQLite Datenbankerstellung</text:p>
              </text:list-item>
            </text:list>
          </table:table-cell>
        </table:table-row>
        <table:table-row table:style-name="Tabelle11.5">
          <table:table-cell table:style-name="Tabelle11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1.B2" office:value-type="string">
            <text:list xml:id="list33242092" text:continue-numbering="true" text:style-name="L1">
              <text:list-item>
                <text:p text:style-name="P13">Radiobuttons sind nun groß und nebeneinander angeordnet</text:p>
              </text:list-item>
              <text:list-item>
                <text:p text:style-name="P13">Positionierung der Komponenten passt sich der Bildschirmbreite an</text:p>
              </text:list-item>
              <text:list-item>
                <text:p text:style-name="P13">SQLite Datenbank erzeugt → Antwort wird in einer Spalte in der Tabelle abgelegt → erfolgreicher Test per Alerts</text:p>
              </text:list-item>
            </text:list>
          </table:table-cell>
        </table:table-row>
        <table:table-row table:style-name="Tabelle11.5">
          <table:table-cell table:style-name="Tabelle11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1.B2" office:value-type="string">
            <text:list xml:id="list33265151" text:continue-numbering="true" text:style-name="L1">
              <text:list-item>
                <text:p text:style-name="P12">Nicht sicherr, ob Datenbank Datei auf Festplatte gespeichert wird oder nur clientseitig →</text:p>
                <text:p text:style-name="P12">Hilfe hiermit: </text:p>
                <text:p text:style-name="P12"><text:a xlink:type="simple" xlink:href="http://makitweb.com/storing-data-locally-in-a-phonegap-app-with-sqlite/" office:target-frame-name="_blank" xlink:show="new"><text:span text:style-name="T5">http://makitweb.com/storing-data-locally-in-a-phonegap-app-with-sqlite/</text:span></text:a></text:p>
              </text:list-item>
            </text:list>
            <text:p text:style-name="P8"><text:a xlink:type="simple" xlink:href="https://cycling74.com/forums/javascript-sqlite-wont-create-database" office:target-frame-name="_blank" xlink:show="new"><text:span text:style-name="T5">https://cycling74.com/forums/javascript-sqlite-wont- create-database</text:span></text:a></text:p>
            <text:p text:style-name="P26"/>
            <text:list xml:id="list33241634" text:continue-numbering="true" text:style-name="L1">
              <text:list-item>
                <text:p text:style-name="P12">Nach Installation der Programme und Plugins → Befehle wurden nicht erkannt → Pfade der Umgebungsvariable bekannt machen &amp; Administratoren Rechte nötig</text:p>
              </text:list-item>
            </text:list>
          </table:table-cell>
        </table:table-row>
      </table:table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><text:soft-page-break/>Protokoll 12</text:h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P1">Datum</text:p>
          </table:table-cell>
          <table:table-cell table:style-name="Tabelle12.B1" office:value-type="date" office:date-value="2018-06-11">
            <text:p text:style-name="P1">11.06.18</text:p>
          </table:table-cell>
        </table:table-row>
        <table:table-row table:style-name="Tabelle12.2">
          <table:table-cell table:style-name="Tabelle12.A1" office:value-type="string">
            <text:p text:style-name="P1">Ort</text:p>
          </table:table-cell>
          <table:table-cell table:style-name="Tabelle12.B2" office:value-type="string">
            <text:p text:style-name="P1">Hochschule Ulm Eselsberg</text:p>
          </table:table-cell>
        </table:table-row>
        <table:table-row table:style-name="Tabelle12.3">
          <table:table-cell table:style-name="Tabelle12.A1" office:value-type="string">
            <text:p text:style-name="P1">Zeit</text:p>
          </table:table-cell>
          <table:table-cell table:style-name="Tabelle12.B2" office:value-type="string">
            <text:p text:style-name="P1">13.30 Uhr</text:p>
          </table:table-cell>
        </table:table-row>
        <table:table-row table:style-name="Tabelle12.4">
          <table:table-cell table:style-name="Tabelle12.A1" office:value-type="string">
            <text:p text:style-name="P1">Diskussionspunkte</text:p>
          </table:table-cell>
          <table:table-cell table:style-name="Tabelle12.B2" office:value-type="string">
            <text:list xml:id="list33245335" text:continue-numbering="true" text:style-name="L1">
              <text:list-item>
                <text:p text:style-name="P13">Pfad für Dateiablegung</text:p>
              </text:list-item>
              <text:list-item>
                <text:p text:style-name="P13">Fragen laden und darstellen</text:p>
              </text:list-item>
              <text:list-item>
                <text:p text:style-name="P13">Tipp von Prof. Kesztyüs → App erst zusammenbauen</text:p>
              </text:list-item>
            </text:list>
          </table:table-cell>
        </table:table-row>
        <table:table-row table:style-name="Tabelle12.5">
          <table:table-cell table:style-name="Tabelle12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2.B2" office:value-type="string">
            <text:list xml:id="list33240785" text:continue-numbering="true" text:style-name="L1">
              <text:list-item>
                <text:p text:style-name="P13">Pfad gefunden, auf dem die .db-Datei abgelegt werden kann</text:p>
              </text:list-item>
              <text:list-item>
                <text:p text:style-name="P13">Konten angelegt um PhoneGap Build zu nutzen</text:p>
              </text:list-item>
              <text:list-item>
                <text:p text:style-name="P13">Build-Tool von Adobe</text:p>
              </text:list-item>
              <text:list-item>
                <text:p text:style-name="P13">Ordner als Zip-File hochgeladen → Resultat: QR-Code mit dem die App geladen werden kann</text:p>
              </text:list-item>
            </text:list>
          </table:table-cell>
        </table:table-row>
        <table:table-row table:style-name="Tabelle12.5">
          <table:table-cell table:style-name="Tabelle12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2.B2" office:value-type="string">
            <text:list xml:id="list33243333" text:continue-numbering="true" text:style-name="L1">
              <text:list-item>
                <text:p text:style-name="P18">App konnte nicht heruntergeladen werden → Apple Developer Certificate fehlt um es auf einem iOS-gerät zu testen</text:p>
              </text:list-item>
              <text:list-item>
                <text:p text:style-name="P18">Bei Android wird nur eine URL angezeigt</text:p>
              </text:list-item>
            </text:list>
          </table:table-cell>
        </table:table-row>
      </table:table>
      <text:p text:style-name="P5"/>
      <text:h text:style-name="P23" text:outline-level="1">Protokoll 13</text:h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1">Datum</text:p>
          </table:table-cell>
          <table:table-cell table:style-name="Tabelle13.B1" office:value-type="date" office:date-value="2018-06-14">
            <text:p text:style-name="P1">14.06.18</text:p>
          </table:table-cell>
        </table:table-row>
        <table:table-row table:style-name="Tabelle13.2">
          <table:table-cell table:style-name="Tabelle13.A1" office:value-type="string">
            <text:p text:style-name="P1">Ort</text:p>
          </table:table-cell>
          <table:table-cell table:style-name="Tabelle13.B2" office:value-type="string">
            <text:p text:style-name="P1">Hochschule Ulm Eselsberg</text:p>
          </table:table-cell>
        </table:table-row>
        <table:table-row table:style-name="Tabelle13.3">
          <table:table-cell table:style-name="Tabelle13.A1" office:value-type="string">
            <text:p text:style-name="P1">Zeit</text:p>
          </table:table-cell>
          <table:table-cell table:style-name="Tabelle13.B2" office:value-type="string">
            <text:p text:style-name="P1">13.30 Uhr</text:p>
          </table:table-cell>
        </table:table-row>
        <table:table-row table:style-name="Tabelle13.4">
          <table:table-cell table:style-name="Tabelle13.A1" office:value-type="string">
            <text:p text:style-name="P1">Diskussionspunkte</text:p>
          </table:table-cell>
          <table:table-cell table:style-name="Tabelle13.B2" office:value-type="string">
            <text:list xml:id="list33259697" text:continue-numbering="true" text:style-name="L1">
              <text:list-item>
                <text:p text:style-name="P13">Laden der App </text:p>
              </text:list-item>
              <text:list-item>
                <text:p text:style-name="P13">Buttons</text:p>
              </text:list-item>
              <text:list-item>
                <text:p text:style-name="P13">JQuery</text:p>
              </text:list-item>
            </text:list>
          </table:table-cell>
        </table:table-row>
        <table:table-row table:style-name="Tabelle13.5">
          <table:table-cell table:style-name="Tabelle13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3.B2" office:value-type="string">
            <text:list xml:id="list33248393" text:continue-numbering="true" text:style-name="L1">
              <text:list-item>
                <text:p text:style-name="P13">App nochmals zusammengepackt auf Adobe PhoneGap Build mit einer Anleitung von Adobe → auf einem Android Handy wird die App nun geladen</text:p>
              </text:list-item>
              <text:list-item>
                <text:p text:style-name="P13">Fragen werden dargestellt aber Radiobuttons fehlen → Lösungsansatz: Es liegt an jQuery, denn die Radiobuttons werden mit der jQuery dem HTML Dokument hinzugefügt → Radiobuttons statisch in HTML erzeugen und Java Script verändern</text:p>
              </text:list-item>
            </text:list>
          </table:table-cell>
        </table:table-row>
        <table:table-row table:style-name="Tabelle13.5">
          <table:table-cell table:style-name="Tabelle13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3.B2" office:value-type="string">
            <text:list xml:id="list33249116" text:continue-numbering="true" text:style-name="L1">
              <text:list-item>
                <text:p text:style-name="P18">Weiterhin keine Radiobuttons in der App, sondern nur im Browser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/>
      <text:p text:style-name="P5"/>
      <text:h text:style-name="P23" text:outline-level="1"><text:soft-page-break/>Protokoll 14</text:h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P1">Datum</text:p>
          </table:table-cell>
          <table:table-cell table:style-name="Tabelle14.B1" office:value-type="date" office:date-value="2018-06-18">
            <text:p text:style-name="P1">18.06.18</text:p>
          </table:table-cell>
        </table:table-row>
        <table:table-row table:style-name="Tabelle14.2">
          <table:table-cell table:style-name="Tabelle14.A1" office:value-type="string">
            <text:p text:style-name="P1">Ort</text:p>
          </table:table-cell>
          <table:table-cell table:style-name="Tabelle14.B2" office:value-type="string">
            <text:p text:style-name="P1">Hochschule Ulm Eselsberg</text:p>
          </table:table-cell>
        </table:table-row>
        <table:table-row table:style-name="Tabelle14.3">
          <table:table-cell table:style-name="Tabelle14.A1" office:value-type="string">
            <text:p text:style-name="P1">Zeit</text:p>
          </table:table-cell>
          <table:table-cell table:style-name="Tabelle14.B2" office:value-type="string">
            <text:p text:style-name="P1">13.30 Uhr</text:p>
          </table:table-cell>
        </table:table-row>
        <table:table-row table:style-name="Tabelle14.4">
          <table:table-cell table:style-name="Tabelle14.A1" office:value-type="string">
            <text:p text:style-name="P1">Diskussionspunkte</text:p>
          </table:table-cell>
          <table:table-cell table:style-name="Tabelle14.B2" office:value-type="string">
            <text:list xml:id="list33253443" text:continue-numbering="true" text:style-name="L1">
              <text:list-item>
                <text:p text:style-name="P13">Fragendarstellung</text:p>
              </text:list-item>
              <text:list-item>
                <text:p text:style-name="P11">Radiobuttons über Form -Id in HTML darstellen</text:p>
              </text:list-item>
            </text:list>
          </table:table-cell>
        </table:table-row>
        <table:table-row table:style-name="Tabelle14.5">
          <table:table-cell table:style-name="Tabelle14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4.B2" office:value-type="string">
            <text:list xml:id="list33254426" text:continue-numbering="true" text:style-name="L1">
              <text:list-item>
                <text:p text:style-name="P13">„Weiter“ klicken funktioniert, nächste Frage wird angezeigt → Java Script Code umgestellt </text:p>
              </text:list-item>
              <text:list-item>
                <text:p text:style-name="P13">Radiobuttons werden nun auch in der App dargestellt</text:p>
                <text:p text:style-name="P17"><text:span text:style-name="T2">(</text:span><text:span text:style-name="T3">mit reinem Java Script und nicht mit JQuery, wie zuvor)</text:span></text:p>
              </text:list-item>
              <text:list-item>
                <text:p text:style-name="P17"><text:span text:style-name="T3">Hilfe: </text:span><text:a xlink:type="simple" xlink:href="https://stackoverflow.com/questions/19902050/phonegap-getting-radio-button-same-normal-web-page" text:style-name="Internet_20_link"><text:span text:style-name="T3">https://stackoverflow.com/questions/19902050/phonegap-getting-radio-button-same-normal-web-page</text:span></text:a><text:span text:style-name="T3"> </text:span></text:p>
              </text:list-item>
            </text:list>
          </table:table-cell>
        </table:table-row>
        <table:table-row table:style-name="Tabelle14.5">
          <table:table-cell table:style-name="Tabelle14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4.B2" office:value-type="string">
            <text:list xml:id="list33256670" text:continue-numbering="true" text:style-name="L1">
              <text:list-item>
                <text:p text:style-name="P18">Weiterhin keine Radiobuttons in der App, sondern nur im Browser</text:p>
              </text:list-item>
            </text:list>
          </table:table-cell>
        </table:table-row>
      </table:table>
      <text:h text:style-name="P23" text:outline-level="1">Protokoll 15</text:h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P1">Datum</text:p>
          </table:table-cell>
          <table:table-cell table:style-name="Tabelle15.B1" office:value-type="date" office:date-value="2018-06-19">
            <text:p text:style-name="P1">19.06.18</text:p>
          </table:table-cell>
        </table:table-row>
        <table:table-row table:style-name="Tabelle15.2">
          <table:table-cell table:style-name="Tabelle15.A1" office:value-type="string">
            <text:p text:style-name="P1">Ort</text:p>
          </table:table-cell>
          <table:table-cell table:style-name="Tabelle15.B2" office:value-type="string">
            <text:p text:style-name="P1">Hochschule Ulm Eselsberg</text:p>
          </table:table-cell>
        </table:table-row>
        <table:table-row table:style-name="Tabelle15.3">
          <table:table-cell table:style-name="Tabelle15.A1" office:value-type="string">
            <text:p text:style-name="P1">Zeit</text:p>
          </table:table-cell>
          <table:table-cell table:style-name="Tabelle15.B2" office:value-type="string">
            <text:p text:style-name="P1">13.30 Uhr</text:p>
          </table:table-cell>
        </table:table-row>
        <table:table-row table:style-name="Tabelle15.4">
          <table:table-cell table:style-name="Tabelle15.A1" office:value-type="string">
            <text:p text:style-name="P1">Diskussionspunkte</text:p>
          </table:table-cell>
          <table:table-cell table:style-name="Tabelle15.B2" office:value-type="string">
            <text:list xml:id="list33240557" text:continue-numbering="true" text:style-name="L1">
              <text:list-item>
                <text:p text:style-name="P13">CSS Datei</text:p>
              </text:list-item>
              <text:list-item>
                <text:p text:style-name="P17"><text:span text:style-name="T2">Alle Antwortmöglichkeiten für alle Fragen auslesen und darstellen</text:span></text:p>
              </text:list-item>
              <text:list-item>
                <text:p text:style-name="P17"><text:span text:style-name="T2">XML Datei</text:span></text:p>
              </text:list-item>
              <text:list-item>
                <text:p text:style-name="P17"><text:span text:style-name="T2">Code erweitern </text:span></text:p>
              </text:list-item>
            </text:list>
          </table:table-cell>
        </table:table-row>
        <table:table-row table:style-name="Tabelle15.5">
          <table:table-cell table:style-name="Tabelle15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5.B2" office:value-type="string">
            <text:list xml:id="list33249328" text:continue-numbering="true" text:style-name="L1">
              <text:list-item>
                <text:p text:style-name="P17"><text:span text:style-name="T2">Formatierte HTML Datei (jetzt CSS Datei) bearbeitet</text:span></text:p>
                <text:p text:style-name="P17"><text:span text:style-name="T2">→ Alle Buttons, Schriftgröße der Fragen und der Weiter Button werden nun der Bildschirmgröße angepasst, Labels mittig neben Radiobuttons</text:span></text:p>
              </text:list-item>
              <text:list-item>
                <text:p text:style-name="P17"><text:span text:style-name="T7">XML um alle Fragen und den dazugehörigen Antwortmöglichkeiten</text:span><text:span text:style-name="T2"> erweitert</text:span></text:p>
              </text:list-item>
              <text:list-item>
                <text:p text:style-name="P17"><text:span text:style-name="T7">Code erweitert, sodass in einem Array alle ausgelesene Fragen gespeichert werden</text:span><text:span text:style-name="T2"> </text:span></text:p>
              </text:list-item>
            </text:list>
          </table:table-cell>
        </table:table-row>
        <table:table-row table:style-name="Tabelle15.5">
          <table:table-cell table:style-name="Tabelle15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5.B2" office:value-type="string">
            <text:list xml:id="list33266390" text:continue-numbering="true" text:style-name="L1">
              <text:list-item>
                <text:p text:style-name="P18"><text:span text:style-name="T6">die Antwortmöglichkeiten der vorangegangenen Fragen werden immer noch nicht dargestellt</text:span> </text:p>
              </text:list-item>
            </text:list>
          </table:table-cell>
        </table:table-row>
      </table:table>
      <text:h text:style-name="P23" text:outline-level="1"/>
      <text:h text:style-name="P23" text:outline-level="1"/>
      <text:h text:style-name="P23" text:outline-level="1"><text:soft-page-break/>Protokoll 16</text:h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P1">Datum</text:p>
          </table:table-cell>
          <table:table-cell table:style-name="Tabelle16.B1" office:value-type="date" office:date-value="2018-06-21">
            <text:p text:style-name="P1">21.06.18</text:p>
          </table:table-cell>
        </table:table-row>
        <table:table-row table:style-name="Tabelle16.2">
          <table:table-cell table:style-name="Tabelle16.A1" office:value-type="string">
            <text:p text:style-name="P1">Ort</text:p>
          </table:table-cell>
          <table:table-cell table:style-name="Tabelle16.B2" office:value-type="string">
            <text:p text:style-name="P1">Hochschule Ulm Eselsberg</text:p>
          </table:table-cell>
        </table:table-row>
        <table:table-row table:style-name="Tabelle16.3">
          <table:table-cell table:style-name="Tabelle16.A1" office:value-type="string">
            <text:p text:style-name="P1">Zeit</text:p>
          </table:table-cell>
          <table:table-cell table:style-name="Tabelle16.B2" office:value-type="string">
            <text:p text:style-name="P1">13.30 Uhr</text:p>
          </table:table-cell>
        </table:table-row>
        <table:table-row table:style-name="Tabelle16.4">
          <table:table-cell table:style-name="Tabelle16.A1" office:value-type="string">
            <text:p text:style-name="P1">Diskussionspunkte</text:p>
          </table:table-cell>
          <table:table-cell table:style-name="Tabelle16.B2" office:value-type="string">
            <text:list xml:id="list33261956" text:continue-numbering="true" text:style-name="L1">
              <text:list-item>
                <text:p text:style-name="P17"><text:span text:style-name="T2">App als Download auf Handy </text:span></text:p>
              </text:list-item>
              <text:list-item>
                <text:p text:style-name="P17"><text:span text:style-name="T2">Debugger für die App (Weirne)</text:span></text:p>
              </text:list-item>
            </text:list>
            <text:p text:style-name="P20"><text:span text:style-name="T2"/></text:p>
          </table:table-cell>
        </table:table-row>
        <table:table-row table:style-name="Tabelle16.5">
          <table:table-cell table:style-name="Tabelle16.A1" office:value-type="string">
            <text:p text:style-name="P1">Ergebnis</text:p>
            <text:p text:style-name="P1"/>
            <text:p text:style-name="P1"/>
            <text:p text:style-name="P1"/>
          </table:table-cell>
          <table:table-cell table:style-name="Tabelle16.B2" office:value-type="string">
            <text:list xml:id="list33243339" text:continue-numbering="true" text:style-name="L1">
              <text:list-item>
                <text:p text:style-name="P17"><text:span text:style-name="T2">App auf Handy geladen </text:span></text:p>
                <text:list>
                  <text:list-item>
                    <text:list>
                      <text:list-header>
                        <text:p text:style-name="P21"><text:span text:style-name="T2"><text:s text:c="12"/>→ Nur die erste Frage des XML wird dargestellt</text:span></text:p>
                      </text:list-header>
                    </text:list>
                  </text:list-item>
                </text:list>
              </text:list-item>
              <text:list-item>
                <text:p text:style-name="P17"><text:span text:style-name="T2">daraufhin Debugger für die App verwendet</text:span></text:p>
                <text:p text:style-name="P17"><text:span text:style-name="T2"/></text:p>
              </text:list-item>
            </text:list>
            <text:p text:style-name="P20"><text:span text:style-name="T2"/></text:p>
          </table:table-cell>
        </table:table-row>
        <table:table-row table:style-name="Tabelle16.5">
          <table:table-cell table:style-name="Tabelle16.A1" office:value-type="string">
            <text:p text:style-name="P1">Probleme</text:p>
            <text:p text:style-name="P1"/>
            <text:p text:style-name="P1"/>
            <text:p text:style-name="P1"/>
          </table:table-cell>
          <table:table-cell table:style-name="Tabelle16.B2" office:value-type="string">
            <text:list xml:id="list33250165" text:continue-numbering="true" text:style-name="L1">
              <text:list-item>
                <text:p text:style-name="P18">Nicht alle Fragen werden dargestellt</text:p>
              </text:list-item>
              <text:list-item>
                <text:p text:style-name="P18">Debugger bringt keine Lösung, da keine Verbindung zum Gerät aufgebaut werden kann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OpenSymbol" svg:font-family="Open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4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de" style:country-asian="DE" style:font-weight-asian="bold" style:font-size-complex="18pt" style:font-weight-complex="bold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Times New Roman" fo:font-size="24pt" fo:font-weight="bold" style:letter-kerning="true" style:font-name-asian="Times New Roman" style:font-size-asian="24pt" style:language-asian="de" style:country-asian="DE" style:font-weight-asian="bold" style:font-name-complex="Times New Roman" style:font-size-complex="24pt" style:font-weight-complex="bold"/>
    </style:style>
    <style:style style:name="Überschrift_20_2_20_Zchn" style:display-name="Überschrift 2 Zchn" style:family="text" style:parent-style-name="Absatz-Standardschriftart">
      <style:text-properties style:font-name="Times New Roman" fo:font-size="18pt" fo:font-weight="bold" style:font-name-asian="Times New Roman" style:font-size-asian="18pt" style:language-asian="de" style:country-asian="DE" style:font-weight-asian="bold" style:font-name-complex="Times New Roman" style:font-size-complex="18pt" style:font-weight-complex="bold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Absatz-Standardschriftart">
      <style:text-properties fo:color="#808080" fo:background-color="#e6e6e6"/>
    </style:style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/>
    <dc:description/>
    <dc:subject/>
    <meta:initial-creator>Christian Kellner</meta:initial-creator>
    <meta:creation-date>2018-05-14T14:03:00Z</meta:creation-date>
    <dc:date>2018-06-27T13:05:30.97</dc:date>
    <meta:editing-cycles>20</meta:editing-cycles>
    <meta:editing-duration>PT02H10M29S</meta:editing-duration>
    <meta:document-statistic meta:table-count="16" meta:image-count="0" meta:object-count="0" meta:page-count="9" meta:paragraph-count="272" meta:word-count="1022" meta:character-count="6723"/>
    <meta:template xlink:type="simple" xlink:actuate="onRequest" xlink:title="" xlink:href="Normal.dotm"/>
  </office:meta>
</office:document-meta>
</file>